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style:contextual-spacing="false" fo:text-indent="-0.25in" style:auto-text-indent="false"/>
    </style:style>
    <style:style style:name="P2" style:family="paragraph" style:parent-style-name="Text_20_body">
      <style:paragraph-properties fo:margin-left="0.5in" fo:margin-right="0in" fo:margin-top="0in" fo:margin-bottom="0in" style:contextual-spacing="false" fo:text-indent="-0.25in" style:auto-text-indent="false"/>
      <style:text-properties style:font-name="times new roman" fo:font-size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times new roman" fo:font-size="12pt"/>
    </style:style>
    <style:style style:name="T3" style:family="text">
      <style:text-properties fo:color="#0070c0" loext:opacity="100%" style:font-name="times new roman" fo:font-size="13.5pt"/>
    </style:style>
    <style:style style:name="T4" style:family="text">
      <style:text-properties fo:color="#0070c0" loext:opacity="100%" style:font-name="times new roman" fo:font-size="13.5pt" style:text-underline-style="solid" style:text-underline-width="auto" style:text-underline-color="font-color"/>
    </style:style>
    <style:style style:name="T5" style:family="text">
      <style:text-properties style:font-name="times new roman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</text:span><text:span text:style-name="T2">     </text:span><text:span text:style-name="T3">После термостабилизации осуществляется </text:span><text:span text:style-name="Strong_20_Emphasis"><text:span text:style-name="T4">серия автоматических измерений</text:span></text:span><text:span text:style-name="T3"> каждое из которых относится к одному из 6-и слитков: </text:span></text:p>
      <text:p text:style-name="P2">2.<text:span text:style-name="T1">     </text:span>этот пункт предусматривает изучение работы данного вольтметра в автоматическом режиме, а также изучение его языка управления, для этого мне необходимо иметь тестовы1 экземпляр прибора со всей документацией. (если конечно имеется такая возможность, так как в режиме outsourcing на вашей территории я его изучать пока не могу)</text:p>
      <text:p text:style-name="P2">3.<text:span text:style-name="T1">     </text:span>управление устройством коммутации при помощи MCU не представляет для меня сложности, т..е процесс будет представлять собой поочередное подключение измерительного оборудования к каждому слитку на определенное время синхронизированное с процессом измерения, делаемых вольтметром согласно программе. Такое устройство я могу спроектировать сделать печатную плату и отладить программу контроллера, (полагаю на это уйдет 2 недели или даже больше) но сначала мне необходимо получить информацию по п.2. Имеется ли у вас возможность передать мне данный прибор или есть специалист, который находится в курсе дела и будет заниматься данной частью работы.</text:p>
      <text:p text:style-name="P2">4.<text:span text:style-name="T1">     </text:span>есть ли у вас предпочитаемая база данных радиоэлементов, чтобы я вибирал элементы для проекта из уже используемых вашей компанией для других изделий?(наверное можете мне передать для этого контакты одного из ваших инженеров - схемотехников. Я пользуюсь Altium Designer)</text:p>
      <text:p text:style-name="P2">5.<text:span text:style-name="T1">     </text:span>для сохранения целостности переписки прошу вас писать ответы внизу текста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4:32:33.858000000</dc:date>
    <meta:editing-duration>PT21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" meta:word-count="200" meta:character-count="1468" meta:non-whitespace-character-count="1252"/>
  </office:meta>
</office:document-meta>
</file>